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a8fa" officeooo:paragraph-rsid="001fa8fa" style:font-weight-asian="bold" style:font-weight-complex="bold"/>
    </style:style>
    <style:style style:name="P2" style:family="paragraph" style:parent-style-name="Standard">
      <style:text-properties fo:font-weight="bold" officeooo:rsid="001fa8fa" officeooo:paragraph-rsid="00213bf7" style:font-weight-asian="bold" style:font-weight-complex="bold"/>
    </style:style>
    <style:style style:name="P3" style:family="paragraph" style:parent-style-name="Standard">
      <style:text-properties fo:font-weight="bold" officeooo:rsid="001fa8fa" officeooo:paragraph-rsid="00228b45" style:font-weight-asian="bold" style:font-weight-complex="bold"/>
    </style:style>
    <style:style style:name="P4" style:family="paragraph" style:parent-style-name="Standard">
      <style:text-properties fo:font-weight="bold" officeooo:rsid="001fa8fa" officeooo:paragraph-rsid="00251d56" style:font-weight-asian="bold" style:font-weight-complex="bold"/>
    </style:style>
    <style:style style:name="P5" style:family="paragraph" style:parent-style-name="Standard">
      <style:text-properties fo:font-weight="bold" officeooo:rsid="001fa8fa" officeooo:paragraph-rsid="0025894b" style:font-weight-asian="bold" style:font-weight-complex="bold"/>
    </style:style>
    <style:style style:name="P6" style:family="paragraph" style:parent-style-name="Standard">
      <style:text-properties fo:font-weight="bold" officeooo:rsid="00213bf7" officeooo:paragraph-rsid="00213bf7" style:font-weight-asian="bold" style:font-weight-complex="bold"/>
    </style:style>
    <style:style style:name="P7" style:family="paragraph" style:parent-style-name="Standard">
      <style:text-properties fo:font-weight="bold" officeooo:rsid="00228b45" officeooo:paragraph-rsid="00228b45" style:font-weight-asian="bold" style:font-weight-complex="bold"/>
    </style:style>
    <style:style style:name="P8" style:family="paragraph" style:parent-style-name="Standard">
      <style:text-properties fo:font-weight="bold" officeooo:rsid="00251d56" officeooo:paragraph-rsid="00251d56" style:font-weight-asian="bold" style:font-weight-complex="bold"/>
    </style:style>
    <style:style style:name="P9" style:family="paragraph" style:parent-style-name="Standard">
      <style:text-properties fo:font-weight="bold" officeooo:rsid="0025894b" officeooo:paragraph-rsid="0025894b" style:font-weight-asian="bold" style:font-weight-complex="bold"/>
    </style:style>
    <style:style style:name="P10" style:family="paragraph" style:parent-style-name="Standard">
      <style:text-properties fo:font-weight="bold" officeooo:rsid="0025cef7" officeooo:paragraph-rsid="0025cef7" style:font-weight-asian="bold" style:font-weight-complex="bold"/>
    </style:style>
    <style:style style:name="P11" style:family="paragraph" style:parent-style-name="Standard">
      <style:text-properties fo:font-weight="bold" officeooo:rsid="002675f7" officeooo:paragraph-rsid="002675f7" style:font-weight-asian="bold" style:font-weight-complex="bold"/>
    </style:style>
    <style:style style:name="P12" style:family="paragraph" style:parent-style-name="Standard">
      <style:text-properties fo:font-weight="bold" officeooo:rsid="0027e6a7" officeooo:paragraph-rsid="0027e6a7" style:font-weight-asian="bold" style:font-weight-complex="bold"/>
    </style:style>
    <style:style style:name="P13" style:family="paragraph" style:parent-style-name="Standard">
      <style:text-properties fo:font-weight="bold" officeooo:rsid="0028e7a6" officeooo:paragraph-rsid="0028e7a6" style:font-weight-asian="bold" style:font-weight-complex="bold"/>
    </style:style>
    <style:style style:name="P14" style:family="paragraph" style:parent-style-name="Standard">
      <style:text-properties fo:font-weight="normal" officeooo:rsid="001fa8fa" officeooo:paragraph-rsid="001fa8fa" style:font-weight-asian="normal" style:font-weight-complex="normal"/>
    </style:style>
    <style:style style:name="P15" style:family="paragraph" style:parent-style-name="Standard">
      <style:text-properties fo:font-weight="normal" officeooo:rsid="001fa8fa" officeooo:paragraph-rsid="00228b45" style:font-weight-asian="normal" style:font-weight-complex="normal"/>
    </style:style>
    <style:style style:name="P16" style:family="paragraph" style:parent-style-name="Standard">
      <style:text-properties fo:font-weight="normal" officeooo:rsid="001fa8fa" officeooo:paragraph-rsid="0027e6a7" style:font-weight-asian="normal" style:font-weight-complex="normal"/>
    </style:style>
    <style:style style:name="P17" style:family="paragraph" style:parent-style-name="Standard">
      <style:text-properties fo:font-weight="normal" officeooo:rsid="001fa8fa" officeooo:paragraph-rsid="0028e7a6" style:font-weight-asian="normal" style:font-weight-complex="normal"/>
    </style:style>
    <style:style style:name="P18" style:family="paragraph" style:parent-style-name="Standard">
      <style:text-properties fo:font-weight="normal" officeooo:rsid="00228b45" officeooo:paragraph-rsid="00228b45" style:font-weight-asian="normal" style:font-weight-complex="normal"/>
    </style:style>
    <style:style style:name="P19" style:family="paragraph" style:parent-style-name="Standard">
      <style:text-properties fo:font-weight="normal" officeooo:rsid="00213bf7" officeooo:paragraph-rsid="00213bf7" style:font-weight-asian="normal" style:font-weight-complex="normal"/>
    </style:style>
    <style:style style:name="P20" style:family="paragraph" style:parent-style-name="Standard">
      <style:text-properties fo:font-weight="normal" officeooo:rsid="00251d56" officeooo:paragraph-rsid="00251d56" style:font-weight-asian="normal" style:font-weight-complex="normal"/>
    </style:style>
    <style:style style:name="P21" style:family="paragraph" style:parent-style-name="Standard">
      <style:text-properties fo:font-weight="normal" officeooo:rsid="00251d56" officeooo:paragraph-rsid="0025894b" style:font-weight-asian="normal" style:font-weight-complex="normal"/>
    </style:style>
    <style:style style:name="P22" style:family="paragraph" style:parent-style-name="Standard">
      <style:text-properties fo:font-weight="normal" officeooo:rsid="0025894b" officeooo:paragraph-rsid="0025894b" style:font-weight-asian="normal" style:font-weight-complex="normal"/>
    </style:style>
    <style:style style:name="P23" style:family="paragraph" style:parent-style-name="Standard">
      <style:text-properties fo:font-weight="normal" officeooo:rsid="0025cef7" officeooo:paragraph-rsid="0025cef7" style:font-weight-asian="normal" style:font-weight-complex="normal"/>
    </style:style>
    <style:style style:name="P24" style:family="paragraph" style:parent-style-name="Standard">
      <style:text-properties fo:font-weight="normal" officeooo:rsid="002675f7" officeooo:paragraph-rsid="002675f7" style:font-weight-asian="normal" style:font-weight-complex="normal"/>
    </style:style>
    <style:style style:name="P25" style:family="paragraph" style:parent-style-name="Standard">
      <style:text-properties fo:font-weight="normal" officeooo:rsid="0028e7a6" officeooo:paragraph-rsid="0028e7a6" style:font-weight-asian="normal" style:font-weight-complex="normal"/>
    </style:style>
    <style:style style:name="P26" style:family="paragraph" style:parent-style-name="Standard">
      <style:text-properties fo:font-weight="normal" officeooo:rsid="0027e6a7" officeooo:paragraph-rsid="002675f7" style:font-weight-asian="normal" style:font-weight-complex="normal"/>
    </style:style>
    <style:style style:name="P27" style:family="paragraph" style:parent-style-name="Standard">
      <style:text-properties fo:font-weight="normal" officeooo:rsid="0027e6a7" officeooo:paragraph-rsid="0027e6a7" style:font-weight-asian="normal" style:font-weight-complex="normal"/>
    </style:style>
    <style:style style:name="P28" style:family="paragraph" style:parent-style-name="Standard">
      <style:text-properties fo:font-weight="normal" officeooo:rsid="00251d56" officeooo:paragraph-rsid="00251d56" style:font-weight-asian="normal" style:font-weight-complex="normal"/>
    </style:style>
    <style:style style:name="P29" style:family="paragraph" style:parent-style-name="Standard">
      <style:text-properties fo:font-weight="normal" officeooo:rsid="00251d56" officeooo:paragraph-rsid="0025894b" style:font-weight-asian="normal" style:font-weight-complex="normal"/>
    </style:style>
    <style:style style:name="P30" style:family="paragraph" style:parent-style-name="Standard">
      <style:text-properties fo:font-weight="normal" officeooo:rsid="002c35c3" officeooo:paragraph-rsid="002c35c3" style:font-weight-asian="normal" style:font-weight-complex="normal"/>
    </style:style>
    <style:style style:name="P31" style:family="paragraph" style:parent-style-name="Standard">
      <style:text-properties fo:font-weight="normal" officeooo:rsid="002e2102" officeooo:paragraph-rsid="002e2102" style:font-weight-asian="normal" style:font-weight-complex="normal"/>
    </style:style>
    <style:style style:name="P32" style:family="paragraph" style:parent-style-name="Standard">
      <style:text-properties fo:font-weight="normal" officeooo:rsid="0025894b" officeooo:paragraph-rsid="0025894b" style:font-weight-asian="normal" style:font-weight-complex="normal"/>
    </style:style>
    <style:style style:name="P33" style:family="paragraph" style:parent-style-name="Standard">
      <style:text-properties fo:font-weight="normal" officeooo:rsid="001fa8fa" officeooo:paragraph-rsid="0030d320" style:font-weight-asian="normal" style:font-weight-complex="normal"/>
    </style:style>
    <style:style style:name="P34" style:family="paragraph" style:parent-style-name="Standard">
      <style:text-properties fo:font-weight="normal" officeooo:rsid="003026b1" officeooo:paragraph-rsid="003026b1" style:font-weight-asian="normal" style:font-weight-complex="normal"/>
    </style:style>
    <style:style style:name="P35" style:family="paragraph" style:parent-style-name="Standard">
      <style:text-properties fo:font-weight="normal" officeooo:rsid="00311132" officeooo:paragraph-rsid="00311132" style:font-weight-asian="normal" style:font-weight-complex="normal"/>
    </style:style>
    <style:style style:name="P36" style:family="paragraph" style:parent-style-name="Standard">
      <style:text-properties fo:font-weight="bold" officeooo:rsid="00251d56" officeooo:paragraph-rsid="00251d56" style:font-weight-asian="bold" style:font-weight-complex="bold"/>
    </style:style>
    <style:style style:name="P37" style:family="paragraph" style:parent-style-name="Standard">
      <style:text-properties fo:font-weight="bold" officeooo:rsid="002a5b31" officeooo:paragraph-rsid="002a5b31" style:font-weight-asian="bold" style:font-weight-complex="bold"/>
    </style:style>
    <style:style style:name="P38" style:family="paragraph" style:parent-style-name="Standard">
      <style:text-properties fo:font-weight="bold" officeooo:rsid="002c35c3" officeooo:paragraph-rsid="002c35c3" style:font-weight-asian="bold" style:font-weight-complex="bold"/>
    </style:style>
    <style:style style:name="P39" style:family="paragraph" style:parent-style-name="Standard">
      <style:text-properties fo:font-weight="bold" officeooo:rsid="002e2102" officeooo:paragraph-rsid="002e2102" style:font-weight-asian="bold" style:font-weight-complex="bold"/>
    </style:style>
    <style:style style:name="P40" style:family="paragraph" style:parent-style-name="Standard">
      <style:text-properties fo:font-weight="bold" officeooo:rsid="002e583b" officeooo:paragraph-rsid="002e583b" style:font-weight-asian="bold" style:font-weight-complex="bold"/>
    </style:style>
    <style:style style:name="P41" style:family="paragraph" style:parent-style-name="Standard">
      <style:text-properties fo:font-weight="bold" officeooo:rsid="001fa8fa" officeooo:paragraph-rsid="001fa8fa" style:font-weight-asian="bold" style:font-weight-complex="bold"/>
    </style:style>
    <style:style style:name="P42" style:family="paragraph" style:parent-style-name="Standard">
      <style:text-properties fo:font-weight="bold" officeooo:rsid="003026b1" officeooo:paragraph-rsid="003026b1" style:font-weight-asian="bold" style:font-weight-complex="bold"/>
    </style:style>
    <style:style style:name="P43" style:family="paragraph" style:parent-style-name="Standard">
      <style:text-properties fo:font-weight="bold" officeooo:rsid="0030d320" officeooo:paragraph-rsid="0030d320" style:font-weight-asian="bold" style:font-weight-complex="bold"/>
    </style:style>
    <style:style style:name="P44" style:family="paragraph" style:parent-style-name="Standard">
      <style:text-properties fo:font-weight="bold" officeooo:rsid="00311132" officeooo:paragraph-rsid="00311132" style:font-weight-asian="bold" style:font-weight-complex="bold"/>
    </style:style>
    <style:style style:name="P45" style:family="paragraph" style:parent-style-name="Standard">
      <style:text-properties fo:font-weight="bold" officeooo:rsid="00322713" officeooo:paragraph-rsid="00322713" style:font-weight-asian="bold" style:font-weight-complex="bold"/>
    </style:style>
    <style:style style:name="P46" style:family="paragraph" style:parent-style-name="Standard">
      <style:text-properties fo:font-weight="bold" officeooo:rsid="00326982" officeooo:paragraph-rsid="00326982" style:font-weight-asian="bold" style:font-weight-complex="bold"/>
    </style:style>
    <style:style style:name="P47" style:family="paragraph" style:parent-style-name="Standard">
      <style:text-properties fo:font-weight="bold" officeooo:rsid="00329808" officeooo:paragraph-rsid="0032980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b45" style:font-weight-asian="bold" style:font-weight-complex="bold"/>
    </style:style>
    <style:style style:name="T3" style:family="text">
      <style:text-properties fo:font-weight="bold" officeooo:rsid="0025894b" style:font-weight-asian="bold" style:font-weight-complex="bold"/>
    </style:style>
    <style:style style:name="T4" style:family="text">
      <style:text-properties fo:font-weight="bold" officeooo:rsid="002675f7" style:font-weight-asian="bold" style:font-weight-complex="bold"/>
    </style:style>
    <style:style style:name="T5" style:family="text">
      <style:text-properties fo:font-weight="bold" officeooo:rsid="0027e6a7" style:font-weight-asian="bold" style:font-weight-complex="bold"/>
    </style:style>
    <style:style style:name="T6" style:family="text">
      <style:text-properties fo:font-weight="bold" officeooo:rsid="002812bb" style:font-weight-asian="bold" style:font-weight-complex="bold"/>
    </style:style>
    <style:style style:name="T7" style:family="text">
      <style:text-properties fo:font-weight="bold" officeooo:rsid="0028e7a6" style:font-weight-asian="bold" style:font-weight-complex="bold"/>
    </style:style>
    <style:style style:name="T8" style:family="text">
      <style:text-properties fo:font-weight="bold" officeooo:rsid="002e583b" style:font-weight-asian="bold" style:font-weight-complex="bold"/>
    </style:style>
    <style:style style:name="T9" style:family="text">
      <style:text-properties fo:font-weight="bold" officeooo:rsid="0030d32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3bf7" style:font-weight-asian="normal" style:font-weight-complex="normal"/>
    </style:style>
    <style:style style:name="T12" style:family="text">
      <style:text-properties fo:font-weight="normal" officeooo:rsid="0025894b" style:font-weight-asian="normal" style:font-weight-complex="normal"/>
    </style:style>
    <style:style style:name="T13" style:family="text">
      <style:text-properties fo:font-weight="normal" officeooo:rsid="0025cef7" style:font-weight-asian="normal" style:font-weight-complex="normal"/>
    </style:style>
    <style:style style:name="T14" style:family="text">
      <style:text-properties fo:font-weight="normal" officeooo:rsid="0027e6a7" style:font-weight-asian="normal" style:font-weight-complex="normal"/>
    </style:style>
    <style:style style:name="T15" style:family="text">
      <style:text-properties fo:font-weight="normal" officeooo:rsid="002c35c3" style:font-weight-asian="normal" style:font-weight-complex="normal"/>
    </style:style>
    <style:style style:name="T16" style:family="text">
      <style:text-properties fo:font-weight="normal" officeooo:rsid="002e2102" style:font-weight-asian="normal" style:font-weight-complex="normal"/>
    </style:style>
    <style:style style:name="T17" style:family="text">
      <style:text-properties fo:font-weight="normal" officeooo:rsid="002e583b" style:font-weight-asian="normal" style:font-weight-complex="normal"/>
    </style:style>
    <style:style style:name="T18" style:family="text">
      <style:text-properties fo:font-weight="normal" officeooo:rsid="002e8fc2" style:font-weight-asian="normal" style:font-weight-complex="normal"/>
    </style:style>
    <style:style style:name="T19" style:family="text">
      <style:text-properties fo:font-weight="normal" officeooo:rsid="0030d320" style:font-weight-asian="normal" style:font-weight-complex="normal"/>
    </style:style>
    <style:style style:name="T20" style:family="text">
      <style:text-properties fo:font-weight="normal" officeooo:rsid="00329808" style:font-weight-asian="normal" style:font-weight-complex="normal"/>
    </style:style>
    <style:style style:name="T21" style:family="text">
      <style:text-properties officeooo:rsid="00213bf7"/>
    </style:style>
    <style:style style:name="T22" style:family="text">
      <style:text-properties officeooo:rsid="00228b45"/>
    </style:style>
    <style:style style:name="T23" style:family="text">
      <style:text-properties officeooo:rsid="0025894b"/>
    </style:style>
    <style:style style:name="T24" style:family="text">
      <style:text-properties officeooo:rsid="002675f7"/>
    </style:style>
    <style:style style:name="T25" style:family="text">
      <style:text-properties officeooo:rsid="0027e6a7"/>
    </style:style>
    <style:style style:name="T26" style:family="text">
      <style:text-properties officeooo:rsid="002812bb"/>
    </style:style>
    <style:style style:name="T27" style:family="text">
      <style:text-properties officeooo:rsid="0028e7a6"/>
    </style:style>
    <style:style style:name="T28" style:family="text">
      <style:text-properties officeooo:rsid="002a5b31"/>
    </style:style>
    <style:style style:name="T29" style:family="text">
      <style:text-properties officeooo:rsid="002c35c3"/>
    </style:style>
    <style:style style:name="T30" style:family="text">
      <style:text-properties officeooo:rsid="002e2102"/>
    </style:style>
    <style:style style:name="T31" style:family="text">
      <style:text-properties officeooo:rsid="002e583b"/>
    </style:style>
    <style:style style:name="T32" style:family="text">
      <style:text-properties officeooo:rsid="0030d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 Research</text:p>
      <text:p text:style-name="P1"/>
      <text:p text:style-name="P1">I. What is RDBMS?</text:p>
      <text:p text:style-name="P14"/>
      <text:p text:style-name="P14">- <text:span text:style-name="T1">RDBMS </text:span>stands for Relational Database Management System</text:p>
      <text:p text:style-name="P14">- it is the basis for SQL and all modern database systems like MS SQL Server, IBM DB2, Oracle, MySQL and Micrsoft Access</text:p>
      <text:p text:style-name="P14">- an RDBMS is a database management system that is based on the relational model as introduced by E.F. Codd.</text:p>
      <text:p text:style-name="P14"/>
      <text:p text:style-name="P3">II. <text:span text:style-name="T22">Databases Considered</text:span></text:p>
      <text:p text:style-name="P3"/>
      <text:p text:style-name="P7">A. MySQL</text:p>
      <text:p text:style-name="P18">- is the msot popular one of all the large-scale database servers</text:p>
      <text:p text:style-name="P15">- <text:span text:style-name="T22">it offers a lot of functionality to the users.</text:span></text:p>
      <text:p text:style-name="P15">- <text:span text:style-name="T2">Advantatage</text:span><text:span text:style-name="T22"> of MySQL:</text:span></text:p>
      <text:p text:style-name="P18">1) Easy to work with</text:p>
      <text:p text:style-name="P18">2) Feature rich</text:p>
      <text:p text:style-name="P18">3) Secure</text:p>
      <text:p text:style-name="P18">4) Scalable and powerful</text:p>
      <text:p text:style-name="P18">5) Speedy</text:p>
      <text:p text:style-name="P3"/>
      <text:p text:style-name="P18">- it is <text:span text:style-name="T1">best used </text:span>on:</text:p>
      <text:p text:style-name="P18">1) Distributed Operations</text:p>
      <text:p text:style-name="P18">2) High Security</text:p>
      <text:p text:style-name="P18">3) Web-sites and web-applications</text:p>
      <text:p text:style-name="P18">4) Custom solutions</text:p>
      <text:p text:style-name="P3"/>
      <text:p text:style-name="P3"><text:span text:style-name="T22">B. </text:span>SQLite (Database Used)</text:p>
      <text:p text:style-name="P1">- <text:span text:style-name="T10">SQL lite is </text:span>file based<text:span text:style-name="T10"> - <text:s/>the entire database is consist of a single file on the disk, which makes it extremely protable.</text:span></text:p>
      <text:p text:style-name="P2"><text:span text:style-name="T10">- </text:span><text:span text:style-name="T11">SQLite is </text:span><text:span text:style-name="T21">best used</text:span><text:span text:style-name="T11"> on:</text:span></text:p>
      <text:p text:style-name="P19">1) applications that need portability, that do not require expansion.</text:p>
      <text:p text:style-name="P19">2) Disk access replacement</text:p>
      <text:p text:style-name="P19">3) Testing</text:p>
      <text:p text:style-name="P6"/>
      <text:p text:style-name="P6">- <text:span text:style-name="T10">the </text:span>pros <text:span text:style-name="T10">of SQLite include:</text:span></text:p>
      <text:p text:style-name="P19">1) No separate server process</text:p>
      <text:p text:style-name="P19">2) File format is cross-platform</text:p>
      <text:p text:style-name="P19">3) Compact library: runs faster even with more memory</text:p>
      <text:p text:style-name="P19">4) Transactions are acid compliant</text:p>
      <text:p text:style-name="P19">5) Professional support also available</text:p>
      <text:p text:style-name="P1"/>
      <text:p text:style-name="P1"/>
      <text:p text:style-name="P20"/>
      <text:p text:style-name="P20"/>
      <text:p text:style-name="P20"/>
      <text:p text:style-name="P20"/>
      <text:p text:style-name="P20"/>
      <text:p text:style-name="P37"><text:soft-page-break/>III. What is <text:span text:style-name="T29">JBDC, ORM, Hibernate<text:line-break/></text:span><text:span text:style-name="T15">- </text:span><text:span text:style-name="T29">JBDC </text:span><text:span text:style-name="T15">stands for </text:span><text:span text:style-name="T29">Java Database Connectivity </text:span><text:span text:style-name="T15">and provides a set of Java API for accessing the relational databases from Java program. These Java APIs enable Java programs to execute SQL statements and interact with any SQL compliant database.</text:span></text:p>
      <text:p text:style-name="P38"><text:span text:style-name="T10">- </text:span>ORM <text:span text:style-name="T10">stands for </text:span>Object Relational Mapping, <text:span text:style-name="T10">is a programming technique for converting data between relational databases and object oriented programming languages</text:span></text:p>
      <text:p text:style-name="P38"><text:span text:style-name="T10">- </text:span>Advantages of ORM:</text:p>
      <text:p text:style-name="P30">1. Lets the business code access objects rather than DB tables</text:p>
      <text:p text:style-name="P30">2. <text:s/>Hides detail of SQL queries from OO Logic</text:p>
      <text:p text:style-name="P30">3. Based on JBDC 'under the hood'</text:p>
      <text:p text:style-name="P30">4. <text:span text:style-name="T30">No need to deal with db implementation</text:span></text:p>
      <text:p text:style-name="P31">5. <text:s/>Entities are based on business concepts rather than database structure</text:p>
      <text:p text:style-name="P31">6. Transaction management and automatic key generation</text:p>
      <text:p text:style-name="P31">7. Faster development of application</text:p>
      <text:p text:style-name="P31">- <text:span text:style-name="T1">Hibernate </text:span>is an <text:span text:style-name="T1">ORM </text:span>solution for <text:span text:style-name="T1">Java.</text:span></text:p>
      <text:p text:style-name="P31"><text:span text:style-name="T1">-</text:span> <text:span text:style-name="T1">Hibernte </text:span>sites between tradition java objects and database server to handle all the work in presisting those obkects based on appropriate O/R mechanisms and patterns</text:p>
      <text:p text:style-name="P38"/>
      <text:p text:style-name="P8">I<text:span text:style-name="T28">V</text:span>. Hibernate Architecture</text:p>
      <text:p text:style-name="P8"/>
      <text:p text:style-name="P8">A. Configuration Object</text:p>
      <text:p text:style-name="P20">- this represents a configuration or properties file required by the hibernate.</text:p>
      <text:p text:style-name="P20">- provides 2 key components:</text:p>
      <text:p text:style-name="P20"><text:span text:style-name="T1">1) Database Connection</text:span> – in the hibernate.properties and hibernate.cfg.xml</text:p>
      <text:p text:style-name="P20"><text:span text:style-name="T1">2) Class Mapping setup</text:span> – creates the connection between Java classes and database tables</text:p>
      <text:p text:style-name="P4"/>
      <text:p text:style-name="P8">B. SessionFactory Object</text:p>
      <text:p text:style-name="P20">- <text:span text:style-name="T30">needed per database </text:span></text:p>
      <text:p text:style-name="P8"/>
      <text:p text:style-name="P39">C. Session Object</text:p>
      <text:p text:style-name="P8">- <text:span text:style-name="T10">a </text:span>session<text:span text:style-name="T10"> is used to get physical connection with a database</text:span></text:p>
      <text:p text:style-name="P39"><text:span text:style-name="T10">- must be instantiatted each time an interaction is needed with the database</text:span></text:p>
      <text:p text:style-name="P8"><text:span text:style-name="T10">- </text:span><text:span text:style-name="T30">persistent </text:span><text:span text:style-name="T16">objects are saved and retrieved through this object</text:span></text:p>
      <text:p text:style-name="P8"><text:span text:style-name="T16">- it should not be kept open for a long time because theu are not thread safe, they should be created and destroyed as needed</text:span></text:p>
      <text:p text:style-name="P8"/>
      <text:p text:style-name="P8">C. Transaction Object</text:p>
      <text:p text:style-name="P20">- represents a unit of work</text:p>
      <text:p text:style-name="P20"/>
      <text:p text:style-name="P8">D. Query Object</text:p>
      <text:p text:style-name="P20">- query objects use <text:span text:style-name="T3">SQL </text:span><text:span text:style-name="T23">or </text:span><text:span text:style-name="T3">Hibernate Query Language(HQL)</text:span><text:span text:style-name="T23"> string to retreive data from the database and create objects.</text:span></text:p>
      <text:p text:style-name="P20"/>
      <text:p text:style-name="P9">E. Criteria Object</text:p>
      <text:p text:style-name="P22">- are used to create and execute object oriented criteria queries to retrieve objects.</text:p>
      <text:p text:style-name="P22"/>
      <text:p text:style-name="P22"/>
      <text:p text:style-name="P22"/>
      <text:p text:style-name="P1"/>
      <text:p text:style-name="P9"><text:soft-page-break/>V. Sessions</text:p>
      <text:p text:style-name="P21">- a <text:span text:style-name="T1">session</text:span> is used to get a physical connection with a database</text:p>
      <text:p text:style-name="P21">- it is designed to be instantiated each time an interaction is needed with the database.</text:p>
      <text:p text:style-name="P21">- <text:span text:style-name="T1">persistent objects </text:span>are saved and retreived through a <text:span text:style-name="T1">Session object.</text:span></text:p>
      <text:p text:style-name="P21">- the session objects should not be kept open for a long time because they are not usually thread safe and they should be created and destroyed as needed.</text:p>
      <text:p text:style-name="P21">- the main function of the <text:span text:style-name="T1">Session </text:span>is to offer <text:span text:style-name="T1">create, read </text:span>and <text:span text:style-name="T1">delete </text:span>operations for the instances of mapped entity classes.</text:p>
      <text:p text:style-name="P21">- <text:span text:style-name="T31">instances may exist in one of the following </text:span><text:span text:style-name="T8">3 states</text:span><text:span text:style-name="T31"> at a given point in time:</text:span></text:p>
      <text:p text:style-name="P40">1) Transient – <text:span text:style-name="T10">a new instance of persistent class which is not associated with a Session and has no representation in the database and no identifier value is considred transient by hibernate</text:span></text:p>
      <text:p text:style-name="P40">2) Persistent –<text:span text:style-name="T10"> you can make a transient instance persistent by associating it with a </text:span>Session<text:span text:style-name="T10">. A persistent instance has a representation in the database, an identifier value and is associated with a Session</text:span></text:p>
      <text:p text:style-name="P40">3) Detached – <text:span text:style-name="T10">once we close the hibernate session, the persistent instance will become a detached instance.</text:span></text:p>
      <text:p text:style-name="P5"/>
      <text:p text:style-name="P5"/>
      <text:p text:style-name="P9">V<text:span text:style-name="T28">I</text:span>. Persistent Class</text:p>
      <text:p text:style-name="P9">-<text:span text:style-name="T10"> java classes whose object or i</text:span><text:span text:style-name="T17">ns</text:span><text:span text:style-name="T10">tances will be stored in database tables are called </text:span>persistent classes</text:p>
      <text:p text:style-name="P22">- these classes follow some simple rules, known as <text:span text:style-name="T1">Plain Old Java Object(POJO) </text:span>programming model:</text:p>
      <text:p text:style-name="P22">a) all java classes that will be persisted need a default constructor</text:p>
      <text:p text:style-name="P22">b) all classes should contain an ID for easy identification of your objects within Hibernate and database. This property maps the priamry key column of a database</text:p>
      <text:p text:style-name="P22">c) all attributes must have getter and setter methods</text:p>
      <text:p text:style-name="P22"/>
      <text:p text:style-name="P9">VI<text:span text:style-name="T28">I</text:span>. Mapping Classes</text:p>
      <text:p text:style-name="P14">- <text:span text:style-name="T23">Object/Relational mappings are usuall defined in an XML document</text:span></text:p>
      <text:p text:style-name="P1">- <text:span text:style-name="T12">you should save the mapping document in a file with the format &lt;</text:span><text:span text:style-name="T13">classname</text:span><text:span text:style-name="T12">&gt;.</text:span><text:span text:style-name="T13">hbm.xml</text:span></text:p>
      <text:p text:style-name="P1"/>
      <text:p text:style-name="P1"/>
      <text:p text:style-name="P1"/>
      <text:p text:style-name="P1"/>
      <text:p text:style-name="P1"/>
      <text:p text:style-name="P10">VI<text:span text:style-name="T28">I</text:span>I. Hibernate Query Languages</text:p>
      <text:p text:style-name="P23">- <text:span text:style-name="T1">Hibernate Query Language(HQL) </text:span>is an object-oriented query language, it operates on with persistent objects and their properties.</text:p>
      <text:p text:style-name="P23">- HQL queries are translated by Hibernate into conventional SQL queries which in turn perform action on database.</text:p>
      <text:p text:style-name="P1"/>
      <text:p text:style-name="P10">I<text:span text:style-name="T28">X</text:span>. Hibernate Criteria Queries</text:p>
      <text:p text:style-name="P23">- <text:span text:style-name="T1">Criteria API </text:span>allows you to build up a criteria query object programmatically where you can apply filtration rules and logical conditions. <text:span text:style-name="T24">Helps in manipulation objects and in turn data available in RDBMS.</text:span></text:p>
      <text:p text:style-name="P23">- <text:span text:style-name="T24">the </text:span><text:span text:style-name="T4">Session </text:span><text:span text:style-name="T24">interface provides </text:span><text:span text:style-name="T4">createCriteria() </text:span><text:span text:style-name="T24">method which can be used to create </text:span><text:span text:style-name="T4">Criteria </text:span><text:span text:style-name="T24">object that returns instances of the persistence object's class when your application executes a criteria query.</text:span></text:p>
      <text:p text:style-name="P23">- <text:span text:style-name="T24">you can use </text:span><text:span text:style-name="T4">add() </text:span><text:span text:style-name="T24">method to add restriction for a criteria query.</text:span></text:p>
      <text:p text:style-name="P23"/>
      <text:p text:style-name="P24"><text:soft-page-break/>Ex:</text:p>
      <text:p text:style-name="P24">Criteria cr = session.createCriteria(Employee.class);</text:p>
      <text:p text:style-name="P24">cr.add(Restrictions.eq(“salary”,2000));</text:p>
      <text:p text:style-name="P24">List results = cr.list();</text:p>
      <text:p text:style-name="P24"/>
      <text:p text:style-name="P11">A. Sorting:</text:p>
      <text:p text:style-name="P24">cr.addOrder(Order.desc(“salary”));</text:p>
      <text:p text:style-name="P24"/>
      <text:p text:style-name="P11">B. Projections &amp; Aggregations</text:p>
      <text:p text:style-name="P24">cr.setProjection(Projections.rowCount());</text:p>
      <text:p text:style-name="P24">cr.setProjection(Projections.avg(“avg”));</text:p>
      <text:p text:style-name="P24">.max()</text:p>
      <text:p text:style-name="P24">.min()</text:p>
      <text:p text:style-name="P24">.sum()</text:p>
      <text:p text:style-name="P24"/>
      <text:p text:style-name="P24"/>
      <text:p text:style-name="P11">X. Native SQL</text:p>
      <text:p text:style-name="P11">- <text:span text:style-name="T10">you can use native SQL </text:span><text:span text:style-name="T14">to express database queries</text:span></text:p>
      <text:p text:style-name="P26">- create a native SQL query from the session with the creaateSQLQuery method on the Session interface</text:p>
      <text:p text:style-name="P11"/>
      <text:p text:style-name="P27">ex:</text:p>
      <text:p text:style-name="P27">String sql = “SELECT first_name, salary FROM EMPLOYEE”;</text:p>
      <text:p text:style-name="P27">SQLQuery query = session.createSQLQuery(sql);</text:p>
      <text:p text:style-name="P27">query.setResultTransformer(Criteria.ALIAS_TO_ENTITY_MAP);</text:p>
      <text:p text:style-name="P27">List results = query.list();</text:p>
      <text:p text:style-name="P12"/>
      <text:p text:style-name="P12">X<text:span text:style-name="T28">I</text:span>. Hibernate Caching</text:p>
      <text:p text:style-name="P12">- Caching <text:span text:style-name="T10">is all about application performance optimization and it sits between your application and the database </text:span><text:span text:style-name="T18">to avoid the number of database hits as many as possible to give a better performance</text:span></text:p>
      <text:p text:style-name="P24">- <text:span text:style-name="T5">First-level Cache </text:span><text:span text:style-name="T25">is the Session cache and is a mandatory cache through which all requests must pass. The Session object keeps an object under its own power commiting it to the database.</text:span></text:p>
      <text:p text:style-name="P24">- <text:span text:style-name="T5">Secondary-level Cache</text:span><text:span text:style-name="T25"> is an optional cache</text:span></text:p>
      <text:p text:style-name="P11">- <text:span text:style-name="T25">Query Level Cache </text:span><text:span text:style-name="T14">for query resultsets that integrates closely with second-level cache. Only useful for queries that are run frequently with the same parameters</text:span></text:p>
      <text:p text:style-name="P12">A. Concurrency Strategies</text:p>
      <text:p text:style-name="P16">- <text:span text:style-name="T26">is a mediator which is responsible for storing items of data in the cache and retreiving them from the cache.</text:span></text:p>
      <text:p text:style-name="P17">- <text:span text:style-name="T26">if you are going to enable a second-level cache, you will have to decide, for each persistent class and collection, which cache concurrency strategy to use:<text:line-break/></text:span><text:span text:style-name="T6">a) Transactional – </text:span><text:span text:style-name="T27">for read-mostly data where it is critical to prevent state data in concurrent transactions; in the rare case of update.</text:span></text:p>
      <text:p text:style-name="P17"><text:span text:style-name="T7">b) Read-write - </text:span><text:span text:style-name="T27"><text:s/>same description for transactional</text:span></text:p>
      <text:p text:style-name="P17"><text:span text:style-name="T7">c) Nonstrict-read-write –</text:span><text:span text:style-name="T27"> this strategy makes no gaurantee of consistency between the cache and database. Use this strategy if data hardly ever changes and small likelihood of state data is not critical concern.</text:span></text:p>
      <text:p text:style-name="P13">d) Read-only –<text:span text:style-name="T10"> strategy suitable for data that never changes. Use it for reference data only.</text:span></text:p>
      <text:p text:style-name="P1"/>
      <text:p text:style-name="P1"/>
      <text:p text:style-name="P13"><text:soft-page-break/>B. Query Level Cache</text:p>
      <text:p text:style-name="P25">- activate it using <text:span text:style-name="T1">hiernate.cache.use_query_cache=”true” </text:span>in the configuration file.</text:p>
      <text:p text:style-name="P25">- you make hibernate create the necessary caches in memory to hold the query and identifier sets.</text:p>
      <text:p text:style-name="P1"/>
      <text:p text:style-name="P1"/>
      <text:p text:style-name="P42">XII. <text:span text:style-name="T32">Additional Research</text:span></text:p>
      <text:p text:style-name="P43">A. Cascading</text:p>
      <text:p text:style-name="P34">- means that if you insert, update or delete an object, related objects are inserted, updated or deleted as well</text:p>
      <text:p text:style-name="P42">1) none – <text:span text:style-name="T10">default style, do not cascade</text:span></text:p>
      <text:p text:style-name="P42">2) all – <text:span text:style-name="T10">cascades all but </text:span><text:span text:style-name="T19">not deletion of orphan members</text:span></text:p>
      <text:p text:style-name="P42">3) all-delete-orphan –<text:span text:style-name="T10"> all + delete orphan</text:span></text:p>
      <text:p text:style-name="P42">4) persist –<text:span text:style-name="T10"> session.persist()</text:span></text:p>
      <text:p text:style-name="P42">5) save-update<text:span text:style-name="T10"> – session.saveOrUpdate()</text:span></text:p>
      <text:p text:style-name="P42"><text:span text:style-name="T10"/></text:p>
      <text:p text:style-name="P43">B. Inverse</text:p>
      <text:p text:style-name="P33">- <text:span text:style-name="T32">declared in </text:span><text:span text:style-name="T9">one-to-many </text:span><text:span text:style-name="T32">and </text:span><text:span text:style-name="T9">many-to-many </text:span><text:span text:style-name="T32">relationships.</text:span></text:p>
      <text:p text:style-name="P33">- <text:span text:style-name="T32">it means which side is responsible to take care of the relationship</text:span></text:p>
      <text:p text:style-name="P33">- <text:span text:style-name="T9">inverse = true </text:span><text:span text:style-name="T32">means this is the relationship owner and </text:span><text:span text:style-name="T9">inverse = false (default) </text:span><text:span text:style-name="T32">means it's not.</text:span></text:p>
      <text:p text:style-name="P1"/>
      <text:p text:style-name="P44">C. Fetch</text:p>
      <text:p text:style-name="P35">- whenever you define a relationship in Hibernate, you'll need to define the fetch type</text:p>
      <text:p text:style-name="P35">- the fetch type essentially decides whether or not to load all the relationships of a particular object/table as soon as the object/table is initially fetched</text:p>
      <text:p text:style-name="P1"/>
      <text:p text:style-name="P44">D. Lazy</text:p>
      <text:p text:style-name="P35">- <text:span text:style-name="T1">lazy=true </text:span>doesn't load the relationships unless explicityly asked for via getter</text:p>
      <text:p text:style-name="P35">- <text:span text:style-name="T1">lazy = false –</text:span> loads all relationships</text:p>
      <text:p text:style-name="P1"/>
      <text:p text:style-name="P45">E. Session Methods</text:p>
      <text:p text:style-name="P46">1. close() - <text:span text:style-name="T10">end the session by releasing the JBDC connection and cleaning up.</text:span></text:p>
      <text:p text:style-name="P46">2. createCriteria(“entitiyname”) - <text:span text:style-name="T10">creates a new criteria instance for the given entity name</text:span></text:p>
      <text:p text:style-name="P46">3. delete(object) – <text:span text:style-name="T10">remove a persisent instance from the datastore</text:span></text:p>
      <text:p text:style-name="P46">4. get(“entityName”, Serializible id) –<text:span text:style-name="T10"> </text:span><text:span text:style-name="T20">return the persistent instance of the given named entity with the given identifier, or null if there is no such persistence</text:span></text:p>
      <text:p text:style-name="P47">5. <text:s/>refresh(object) – <text:span text:style-name="T10">re-read the state of the given instance from underlying database</text:span></text:p>
      <text:p text:style-name="P47">6. save(object) – <text:span text:style-name="T10">persist the given transient instance, first assigning a generated identifier</text:span></text:p>
      <text:p text:style-name="P47">7. saveOrUpdate(object) – <text:span text:style-name="T10">either save or update the given instance</text:span></text:p>
      <text:p text:style-name="P47">8. update(object) – <text:span text:style-name="T10">update the persistent instance with the identifier of the given detached instance</text:span></text:p>
      <text:p text:style-name="P47"><text:span text:style-name="T10"/></text:p>
      <text:p text:style-name="P1"/>
      <text:p text:style-name="P6">Resources:</text:p>
      <text:p text:style-name="P6"><text:a xlink:type="simple" xlink:href="https://www.digitalocean.com/community/tutorials/sqlite-vs-mysql-vs-postgresql-a-comparison-of-relational-database-management-systems">https://www.digitalocean.com/community/tutorials/sqlite-vs-mysql-vs-postgresql-a-comparison-of-relational-database-management-systems</text:a></text:p>
      <text:p text:style-name="P6"><text:a xlink:type="simple" xlink:href="http://blog.capterra.com/free-database-software/">http://blog.capterra.com/free-database-software/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8:55:25.838998282</meta:creation-date>
    <dc:date>2016-09-27T19:29:39.414467847</dc:date>
    <meta:editing-duration>PT6H45M59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5" meta:paragraph-count="153" meta:word-count="1553" meta:character-count="9906" meta:non-whitespace-character-count="8480"/>
  </office:meta>
</office:document-meta>
</file>